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tats.getOutbound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getInboundQueue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ta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dumpSta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nentStats.getMessaging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getInboundExchang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getInboundExchan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incrementOut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Stats.incrementIn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Stats.ComponentStats( ComponentMBeanImpl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Sta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getOutboundExchang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Stat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tats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tats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